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1.01cm" fo:min-width="9.145cm" fo:padding-top="0.178cm" fo:padding-bottom="0.178cm" fo:padding-left="0.303cm" fo:padding-right="0.303cm" draw:shadow="visible" draw:shadow-offset-x="0.071cm" draw:shadow-offset-y="0.071cm"/>
      <style:paragraph-properties style:writing-mode="lr-tb"/>
    </style:style>
    <style:style style:name="gr2" style:family="graphic" style:parent-style-name="standard">
      <style:graphic-properties draw:stroke="none" draw:fill-color="#ff8000" draw:textarea-horizontal-align="justify" draw:textarea-vertical-align="middle" draw:auto-grow-height="false" fo:min-height="2.58cm" fo:min-width="0.25cm"/>
    </style:style>
    <style:style style:name="gr3" style:family="graphic" style:parent-style-name="standard">
      <style:graphic-properties draw:stroke="solid" svg:stroke-width="0.106cm" svg:stroke-color="#ff0000" draw:marker-start-width="0.358cm" draw:marker-end-width="0.358cm" draw:fill="none" draw:opacity="42%" draw:textarea-horizontal-align="justify" draw:textarea-vertical-align="middle" draw:auto-grow-height="false" fo:min-height="4.752cm" fo:min-width="4.046cm" fo:padding-top="0.16cm" fo:padding-bottom="0.16cm" fo:padding-left="0.285cm" fo:padding-right="0.285cm"/>
      <style:paragraph-properties style:writing-mode="lr-tb"/>
    </style:style>
    <style:style style:name="gr4" style:family="graphic" style:parent-style-name="standard">
      <style:graphic-properties draw:stroke="none" draw:fill="solid" draw:fill-color="#8d1d75" draw:textarea-horizontal-align="justify" draw:textarea-vertical-align="middle" draw:auto-grow-height="false" fo:min-height="2.855cm" fo:min-width="0.995cm"/>
    </style:style>
    <style:style style:name="gr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4.205cm" fo:min-width="4.04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none" draw:fill-color="#ff8000" draw:textarea-horizontal-align="justify" draw:textarea-vertical-align="middle" draw:auto-grow-height="false" fo:min-height="1.754cm" fo:min-width="0.25cm"/>
    </style:style>
    <style:style style:name="gr7" style:family="graphic" style:parent-style-name="standard">
      <style:graphic-properties draw:stroke="solid" svg:stroke-width="0.106cm" svg:stroke-color="#ff0000" draw:marker-start-width="0.358cm" draw:marker-end-width="0.358cm" draw:fill="none" draw:opacity="42%" draw:textarea-horizontal-align="justify" draw:textarea-vertical-align="middle" draw:auto-grow-height="false" fo:min-height="3.652cm" fo:min-width="4.066cm" fo:padding-top="0.16cm" fo:padding-bottom="0.16cm" fo:padding-left="0.285cm" fo:padding-right="0.285cm"/>
      <style:paragraph-properties style:writing-mode="lr-tb"/>
    </style:style>
    <style:style style:name="gr8" style:family="graphic" style:parent-style-name="standard">
      <style:graphic-properties draw:stroke="solid" svg:stroke-width="0.106cm" svg:stroke-color="#2a6099" draw:marker-start-width="0.358cm" draw:marker-end-width="0.358cm" draw:fill="none" draw:textarea-horizontal-align="justify" draw:textarea-vertical-align="middle" draw:auto-grow-height="false" fo:min-height="2.479cm" fo:min-width="4.109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solid" draw:fill-color="#8d1d75" draw:textarea-horizontal-align="justify" draw:textarea-vertical-align="middle" draw:auto-grow-height="false" fo:min-height="0.927cm" fo:min-width="0.962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00a933" draw:marker-start-width="0.359cm" draw:marker-end-width="0.359cm" draw:fill="none" draw:textarea-horizontal-align="justify" draw:textarea-vertical-align="middle" draw:auto-grow-height="false" fo:min-height="2.476cm" fo:min-width="4.106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none" draw:fill-color="#be480a" draw:textarea-horizontal-align="justify" draw:textarea-vertical-align="middle" draw:auto-grow-height="false" fo:min-height="0.131cm" fo:min-width="0cm"/>
    </style:style>
    <style:style style:name="gr12" style:family="graphic" style:parent-style-name="standard">
      <style:graphic-properties draw:stroke="none" draw:fill-color="#ff8000" draw:textarea-horizontal-align="justify" draw:textarea-vertical-align="middle" draw:auto-grow-height="false" fo:min-height="2.039cm" fo:min-width="1.001cm"/>
    </style:style>
    <style:style style:name="gr13" style:family="graphic" style:parent-style-name="standard">
      <style:graphic-properties draw:stroke="solid" svg:stroke-width="0.106cm" svg:stroke-color="#ff0000" draw:marker-start-width="0.358cm" draw:marker-end-width="0.358cm" draw:fill="none" draw:opacity="42%" draw:textarea-horizontal-align="justify" draw:textarea-vertical-align="middle" draw:auto-grow-height="false" fo:min-height="3.652cm" fo:min-width="4.067cm" fo:padding-top="0.16cm" fo:padding-bottom="0.16cm" fo:padding-left="0.285cm" fo:padding-right="0.285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solid" draw:fill-color="#8d1d75" draw:textarea-horizontal-align="justify" draw:textarea-vertical-align="middle" draw:auto-grow-height="false" fo:min-height="0.927cm" fo:min-width="0.96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be480a" draw:textarea-horizontal-align="justify" draw:textarea-vertical-align="middle" draw:auto-grow-height="false" fo:min-height="0.133cm" fo:min-width="0cm"/>
    </style:style>
    <style:style style:name="gr16" style:family="graphic" style:parent-style-name="standard">
      <style:graphic-properties draw:stroke="none" draw:fill-color="#ff8000" draw:textarea-horizontal-align="justify" draw:textarea-vertical-align="middle" draw:auto-grow-height="false" fo:min-height="2.879cm" fo:min-width="1.013cm"/>
    </style:style>
    <style:style style:name="gr17" style:family="graphic" style:parent-style-name="standard">
      <style:graphic-properties draw:stroke="solid" svg:stroke-width="0.106cm" svg:stroke-color="#ff0000" draw:marker-start-width="0.358cm" draw:marker-end-width="0.358cm" draw:fill="none" draw:opacity="42%" draw:textarea-horizontal-align="justify" draw:textarea-vertical-align="middle" draw:auto-grow-height="false" fo:min-height="3.653cm" fo:min-width="4.225cm" fo:padding-top="0.16cm" fo:padding-bottom="0.16cm" fo:padding-left="0.285cm" fo:padding-right="0.285cm"/>
      <style:paragraph-properties style:writing-mode="lr-tb"/>
    </style:style>
    <style:style style:name="gr18" style:family="graphic" style:parent-style-name="standard">
      <style:graphic-properties draw:stroke="solid" svg:stroke-width="0.106cm" svg:stroke-color="#2a6099" draw:marker-start-width="0.358cm" draw:marker-end-width="0.358cm" draw:fill="none" draw:textarea-horizontal-align="justify" draw:textarea-vertical-align="middle" draw:auto-grow-height="false" fo:min-height="2.479cm" fo:min-width="4.268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solid" draw:fill-color="#8d1d75" draw:textarea-horizontal-align="justify" draw:textarea-vertical-align="middle" draw:auto-grow-height="false" fo:min-height="0.928cm" fo:min-width="1.01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106cm" svg:stroke-color="#00a933" draw:marker-start-width="0.359cm" draw:marker-end-width="0.359cm" draw:fill="none" draw:textarea-horizontal-align="justify" draw:textarea-vertical-align="middle" draw:auto-grow-height="false" fo:min-height="2.477cm" fo:min-width="4.2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stroke="none" draw:fill-color="#be480a" draw:textarea-horizontal-align="justify" draw:textarea-vertical-align="middle" draw:auto-grow-height="false" fo:min-height="0.103cm" fo:min-width="0cm"/>
    </style:style>
    <style:style style:name="P1" style:family="paragraph">
      <style:paragraph-properties fo:text-align="center" style:writing-mode="lr-tb"/>
      <style:text-properties fo:color="#ffffff" style:font-name="Arial" fo:font-size="16pt" fo:text-shadow="1pt 1pt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style:font-name="Arial" fo:font-size="16pt" fo:text-shadow="1pt 1pt" fo:font-weight="bold" style:font-weight-asian="bold" style:font-weight-complex="bold"/>
    </style:style>
    <style:style style:name="P3" style:family="paragraph">
      <loext:graphic-properties draw:fill-color="#ff8000"/>
      <style:paragraph-properties fo:text-align="center"/>
      <style:text-properties fo:font-size="16pt"/>
    </style:style>
    <style:style style:name="P4" style:family="paragraph">
      <style:paragraph-properties fo:text-align="center" style:writing-mode="lr-tb"/>
      <style:text-properties fo:color="#ffffff" fo:font-size="16pt" fo:text-shadow="1pt 1pt" fo:font-weight="bold"/>
    </style:style>
    <style:style style:name="P5" style:family="paragraph">
      <loext:graphic-properties draw:fill="none" draw:opacity="42%"/>
      <style:paragraph-properties fo:text-align="center" style:writing-mode="lr-tb"/>
      <style:text-properties fo:color="#ffffff" fo:font-size="16pt" fo:text-shadow="1pt 1pt" fo:font-weight="bold"/>
    </style:style>
    <style:style style:name="P6" style:family="paragraph">
      <loext:graphic-properties draw:fill="solid" draw:fill-color="#8d1d75"/>
      <style:paragraph-properties fo:text-align="center"/>
      <style:text-properties fo:color="#ffffff" fo:font-size="16pt" fo:text-shadow="1pt 1pt" fo:font-weight="bold"/>
    </style:style>
    <style:style style:name="P7" style:family="paragraph">
      <loext:graphic-properties draw:fill="none"/>
      <style:paragraph-properties fo:text-align="center" style:writing-mode="lr-tb"/>
      <style:text-properties fo:color="#ffffff" fo:font-size="16pt" fo:text-shadow="1pt 1pt" fo:font-weight="bold"/>
    </style:style>
    <style:style style:name="P8" style:family="paragraph">
      <loext:graphic-properties draw:fill-color="#be480a"/>
      <style:paragraph-properties fo:text-align="center"/>
    </style:style>
    <style:style style:name="T1" style:family="text">
      <style:text-properties fo:color="#ffffff" style:font-name="Arial" fo:font-size="16pt" fo:text-shadow="1pt 1pt" fo:font-weight="bold" style:font-weight-asian="bold" style:font-weight-complex="bold"/>
    </style:style>
    <style:style style:name="T2" style:family="text">
      <style:text-properties fo:color="#ffffff" fo:font-size="16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685cm" svg:height="1.3cm" svg:x="9.815cm" svg:y="1.3cm">
          <text:p text:style-name="P1"><text:span text:style-name="T1">Les sciences pour ...</text:span></text:p>
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1.5cm" svg:height="3.234cm" draw:transform="skewX (0.000349065850398861) rotate (-1.0471975511966) translate (8.509cm 2.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4.764cm" svg:height="5.22cm" svg:x="1.441cm" svg:y="5.4cm">
            <text:p text:style-name="P4"><text:span text:style-name="T2">Si les sciences vous intéressent ...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.495cm" svg:height="3.105cm" svg:x="3.185cm" svg:y="11.358cm">
            <text:p/>
            <draw:enhanced-geometry svg:viewBox="0 0 21600 21600" draw:mirror-vertical="false" draw:mirror-horizontal="true" draw:text-areas="?f0 0 ?f2 ?f5" draw:type="down-arrow" draw:modifiers="12228.8864388093 5997.9345955249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7" draw:layer="layout" svg:width="4.803cm" svg:height="4.709cm" svg:x="1.436cm" svg:y="14.734cm">
            <text:p text:style-name="P4"><text:span text:style-name="T2">Sciences générales (bio 2, chim 2, phys 3)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1.5cm" svg:height="2.29cm" draw:transform="rotate (-0.523598775598299) translate (10.865cm 2.758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5" draw:layer="layout" svg:width="4.764cm" svg:height="4.1cm" svg:x="6.772cm" svg:y="5.5cm">
            <text:p text:style-name="P4"><text:span text:style-name="T2">Des études d’ingénieur industriel, de physique ou l’armée ...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4.803cm" svg:height="2.923cm" svg:x="6.753cm" svg:y="11.374cm">
            <text:p text:style-name="P4"><text:span text:style-name="T2">Sciences générales (bio 2, chim 2, phys 3)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1.496cm" svg:height="1.211cm" svg:x="8.406cm" svg:y="9.9cm">
            <text:p/>
            <draw:enhanced-geometry svg:viewBox="0 0 21600 21600" draw:mirror-vertical="false" draw:mirror-horizontal="true" draw:text-areas="?f0 0 ?f2 ?f5" draw:type="down-arrow" draw:modifiers="12228.8864388093 5997.9345955249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7" draw:layer="layout" svg:width="4.802cm" svg:height="2.922cm" svg:x="6.753cm" svg:y="16.51cm">
            <text:p text:style-name="P4"><text:span text:style-name="T2">PES Math-Physique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8" draw:layer="layout" svg:width="1.556cm" svg:height="1.593cm" svg:x="8.376cm" svg:y="14.51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409.7096620656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3" draw:layer="layout" svg:width="1.501cm" svg:height="2.287cm" draw:transform="skewX (-0.000523598775598286) rotate (-0.523598775598299) translate (18.04cm 2.868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5" draw:layer="layout" svg:width="4.765cm" svg:height="4.1cm" svg:x="17.752cm" svg:y="5.5cm">
            <text:p text:style-name="P4"><text:span text:style-name="T2">Des études de médecine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4.803cm" svg:height="2.923cm" svg:x="17.733cm" svg:y="11.374cm">
            <text:p text:style-name="P4"><text:span text:style-name="T2">Sciences générales (bio 2, chim 2, phys 3)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1.494cm" svg:height="1.211cm" svg:x="19.388cm" svg:y="9.9cm">
            <text:p/>
            <draw:enhanced-geometry svg:viewBox="0 0 21600 21600" draw:mirror-vertical="false" draw:mirror-horizontal="true" draw:text-areas="?f0 0 ?f2 ?f5" draw:type="down-arrow" draw:modifiers="12228.8864388093 5997.9345955249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7" draw:layer="layout" svg:width="4.802cm" svg:height="2.922cm" svg:x="17.734cm" svg:y="16.51cm">
            <text:p text:style-name="P4"><text:span text:style-name="T2">PES Math-Physique &amp; PES Bio-Chimie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8" draw:layer="layout" svg:width="1.555cm" svg:height="1.593cm" svg:x="19.357cm" svg:y="14.51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409.7096620656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3" draw:layer="layout" svg:width="1.513cm" svg:height="3.129cm" draw:transform="skewX (-0.0284488668075076) rotate (-1.0471975511966) translate (22.67cm 2.775cm)">
            <text:p/>
  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5" draw:layer="layout" svg:width="4.923cm" svg:height="4.101cm" svg:x="23.454cm" svg:y="5.5cm">
            <text:p text:style-name="P4"><text:span text:style-name="T2">Des études d’ingénieur civil, de mathématique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7" draw:layer="layout" svg:width="4.962cm" svg:height="2.923cm" svg:x="23.435cm" svg:y="11.376cm">
            <text:p text:style-name="P4"><text:span text:style-name="T2">Sciences générales (bio 2, chim 2, phys 3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draw:layer="layout" svg:width="1.544cm" svg:height="1.212cm" svg:x="25.14cm" svg:y="9.901cm">
            <text:p/>
            <draw:enhanced-geometry svg:viewBox="0 0 21600 21600" draw:mirror-vertical="false" draw:mirror-horizontal="true" draw:text-areas="?f0 0 ?f2 ?f5" draw:type="down-arrow" draw:modifiers="12228.8864388093 5997.9345955249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7" draw:layer="layout" svg:width="4.962cm" svg:height="2.923cm" svg:x="23.435cm" svg:y="16.512cm">
            <text:p text:style-name="P4"><text:span text:style-name="T2">PES Mat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1.607cm" svg:height="1.593cm" svg:x="25.112cm" svg:y="14.514cm">
            <text:p/>
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409.7096620656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5" draw:layer="layout" svg:width="4.764cm" svg:height="4.1cm" svg:x="12.062cm" svg:y="5.5cm">
            <text:p text:style-name="P4"><text:span text:style-name="T2">Des études scientifiques à orientation paramédicale, biologie, chimie, ...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4.803cm" svg:height="2.923cm" svg:x="12.043cm" svg:y="11.374cm">
            <text:p text:style-name="P4"><text:span text:style-name="T2">Sciences générales (bio 2, chim 2, phys 3)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1.496cm" svg:height="1.211cm" svg:x="13.696cm" svg:y="9.9cm">
            <text:p/>
            <draw:enhanced-geometry svg:viewBox="0 0 21600 21600" draw:mirror-vertical="false" draw:mirror-horizontal="true" draw:text-areas="?f0 0 ?f2 ?f5" draw:type="down-arrow" draw:modifiers="12228.8864388093 5997.9345955249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7" draw:layer="layout" svg:width="4.802cm" svg:height="2.922cm" svg:x="12.043cm" svg:y="16.51cm">
            <text:p text:style-name="P4"><text:span text:style-name="T2">PES <text:s/>Bio/Chimie</text:span></text:p>
            <draw:enhanced-geometry svg:viewBox="0 0 21600 21600" draw:path-stretchpoint-x="10800" draw:path-stretchpoint-y="10800" draw:text-areas="?f3 ?f4 ?f5 ?f6" draw:type="round-rectangle" draw:modifiers="1158.81372875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8" draw:layer="layout" svg:width="1.556cm" svg:height="1.593cm" svg:x="13.666cm" svg:y="14.51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409.7096620656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5cm" svg:height="2.29cm" svg:x="13.789cm" svg:y="3.0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2T19:03:37.546074609</meta:creation-date>
    <dc:date>2020-03-08T16:25:11.106209276</dc:date>
    <meta:editing-duration>PT5M7S</meta:editing-duration>
    <meta:editing-cycles>3</meta:editing-cycles>
    <meta:generator>LibreOffice/6.3.5.2$Linux_X86_64 LibreOffice_project/30$Build-2</meta:generator>
    <meta:document-statistic meta:object-count="34"/>
  </office:meta>
</office:document-meta>
</file>